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top="0.101cm" fo:margin-bottom="0.101cm" style:contextual-spacing="false" fo:line-height="0.49cm" fo:text-indent="0cm" style:auto-text-indent="false"/>
      <style:text-properties style:font-name="Arial" fo:font-size="18pt" officeooo:rsid="001df718" officeooo:paragraph-rsid="001df718" style:font-size-asian="18pt" style:font-size-complex="18pt"/>
    </style:style>
    <style:style style:name="P2" style:family="paragraph" style:parent-style-name="Standard">
      <style:paragraph-properties fo:margin-left="0cm" fo:margin-top="0.101cm" fo:margin-bottom="0.101cm" style:contextual-spacing="false" fo:line-height="0.49cm" fo:text-indent="0cm" style:auto-text-indent="false"/>
      <style:text-properties style:font-name="Arial" fo:font-size="13pt" officeooo:rsid="001df718" officeooo:paragraph-rsid="001df718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por volta das duas horas da madrugada, havia um silêncio coberto apenas pela ventania que chicoteava todo o terreno. com uma grande mochila, jaque line, uma jovem nos meados dos 18 anos, revestida de roupas pesadas para o frio, escalava com precisão uma das paredes do palácio sem ninguém para observá-la. por essas bandas, <text:s/>até os animais era raros, então nada voaria ou se desabrigaria nesse tremendo frio. quando ela chegou no topo, prendeu o cabelo que voava para todas as direções e o jogou para baixo do capuz do casaco surrado. sua visão observou todas o espaço dali até atravessar a praça e a muralha de gelo gigantesca à frente de todas essas estrutura. a ideia era pular e se manter no alto nivelando com a ajuda do gelo das próprias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05T15:58:58.085519921</meta:creation-date>
    <dc:date>2024-04-10T16:49:49.533000000</dc:date>
    <meta:editing-duration>PT2H48M13S</meta:editing-duration>
    <meta:editing-cycles>19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32" meta:character-count="744" meta:non-whitespace-character-count="612"/>
  </office:meta>
</office:document-meta>
</file>